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1" svg:font-family="Aria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Arial" fo:font-size="11pt" officeooo:paragraph-rsid="000bca1d" style:font-size-asian="11pt" style:font-size-complex="11pt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true" fo:line-height="115%" fo:text-indent="-0.25in" style:auto-text-indent="false"/>
      <style:text-properties fo:color="#000000" style:font-name="Arial" fo:font-size="11pt" fo:font-weight="normal" officeooo:rsid="0006587f" officeooo:paragraph-rsid="000bca1d" style:font-name-asian="Helvetica Neue" style:font-size-asian="11pt" style:font-weight-asian="normal" style:font-name-complex="Helvetica Neue" style:font-size-complex="11pt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line-height="115%" fo:text-indent="-0.25in" style:auto-text-indent="false"/>
      <style:text-properties style:font-name="Arial" fo:font-size="11pt" officeooo:paragraph-rsid="000bca1d" style:font-size-asian="11pt" style:font-size-complex="11pt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line-height="115%" fo:text-indent="-0.25in" style:auto-text-indent="false"/>
      <style:text-properties style:font-name="Arial" fo:font-size="11pt" officeooo:rsid="0006587f" officeooo:paragraph-rsid="000bca1d" style:font-size-asian="11pt" style:font-size-complex="11pt"/>
    </style:style>
    <style:style style:name="P5" style:family="paragraph" style:parent-style-name="Title" style:master-page-name="Standard">
      <style:paragraph-properties style:page-number="1"/>
      <style:text-properties style:font-name="Arial" officeooo:paragraph-rsid="000bca1d"/>
    </style:style>
    <style:style style:name="P6" style:family="paragraph" style:parent-style-name="Heading_20_1">
      <style:text-properties style:font-name="Arial" officeooo:paragraph-rsid="000bca1d"/>
    </style:style>
    <style:style style:name="T1" style:family="text">
      <style:text-properties fo:color="#000000" fo:font-weight="normal" style:font-name-asian="Helvetica Neue" style:font-weight-asian="normal" style:font-name-complex="Helvetica Neue"/>
    </style:style>
    <style:style style:name="T2" style:family="text">
      <style:text-properties fo:color="#000000" fo:font-weight="normal" officeooo:rsid="0006587f" style:font-name-asian="Helvetica Neue" style:font-weight-asian="normal" style:font-name-complex="Helvetica Ne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eraction designer</text:p>
      <text:p text:style-name="P6">The projects</text:p>
      <text:p text:style-name="P1">This is a chance to work on services that matter, with people who value design and create work you’re proud to talk about.</text:p>
      <text:p text:style-name="P1"/>
      <text:p text:style-name="P1">As an interaction designer you’ll work in a multidisciplinary team, alongside researchers and developers, to deliver word-class, user-centred public services.</text:p>
      <text:p text:style-name="P6"><text:bookmark text:name="_nkeb3h2ypmh"/>The role</text:p>
      <text:p text:style-name="P1">As an interaction designer your job will be to design accessible public services that are simple enough for everyone to use.</text:p>
      <text:p text:style-name="P1"/>
      <text:p text:style-name="P1">You’ll be excited by the challenge of creating digital services that work across multiple channels, devices, browsers and platforms.</text:p>
      <text:p text:style-name="P1"/>
      <text:p text:style-name="P1">You’ll be able to see the bigger picture as well as the fine detail, and be able to sketch in code as well as on paper.</text:p>
      <text:p text:style-name="P1"/>
      <text:p text:style-name="P1">You’ll understand the way that the internet works and how to design in an agile environment.</text:p>
      <text:p text:style-name="P1"/>
      <text:p text:style-name="P1">You’ll want to help the government transform they way it delivers services, so that they’re more efficient, simpler, faster and easier to use.</text:p>
      <text:p text:style-name="P6"><text:bookmark text:name="_jk0q2k83geej"/>Main responsibilities</text:p>
      <text:p text:style-name="P1"/>
      <text:list xml:id="list5387834355001418653" text:style-name="WWNum1">
        <text:list-item>
          <text:p text:style-name="P2">understand user needs and how to design services that meet them</text:p>
        </text:list-item>
        <text:list-item>
          <text:p text:style-name="P2">design user-centred interfaces and transaction flows</text:p>
        </text:list-item>
        <text:list-item>
          <text:p text:style-name="P2">create and iterate prototypes to test and communicate ideas</text:p>
        </text:list-item>
        <text:list-item>
          <text:p text:style-name="P2">work with user researchers and front-end developers to turn concepts into user-centred services</text:p>
        </text:list-item>
        <text:list-item>
          <text:p text:style-name="P2">ensure that the design of services is consistent, both internally and with the rest of GOV.UK</text:p>
        </text:list-item>
        <text:list-item>
          <text:p text:style-name="P2">contribute to cross government interaction design patterns and standards</text:p>
        </text:list-item>
        <text:list-item>
          <text:p text:style-name="P3"><text:span text:style-name="T2">contribute to the wider community of designers in government</text:span></text:p>
        </text:list-item>
      </text:list>
      <text:p text:style-name="P6"><text:bookmark text:name="_p14elsd54hxq"/>Skills and experience</text:p>
      <text:p text:style-name="P1">The ideal candidate will:</text:p>
      <text:p text:style-name="P1"/>
      <text:list xml:id="list84347199739840" text:continue-numbering="true" text:style-name="WWNum1">
        <text:list-item>
          <text:p text:style-name="P4"><text:span text:style-name="T1">know how the internet works</text:span></text:p>
        </text:list-item>
        <text:list-item>
          <text:p text:style-name="P4"><text:span text:style-name="T1">have a design related degree, or relevant industry experience</text:span></text:p>
        </text:list-item>
        <text:list-item>
          <text:p text:style-name="P4"><text:span text:style-name="T1">be able to sketch and prototype on paper and in HTML</text:span></text:p>
        </text:list-item>
        <text:list-item>
          <text:p text:style-name="P4"><text:span text:style-name="T1">be able to work quickly in an agile environment</text:span></text:p>
        </text:list-item>
        <text:list-item>
          <text:p text:style-name="P4"><text:span text:style-name="T1">be able to explain ideas in a way that other people understand</text:span></text:p>
        </text:list-item>
        <text:list-item>
          <text:p text:style-name="P4"><text:span text:style-name="T1">welcome the constructive criticism of their work</text:span></text:p>
        </text:list-item>
        <text:list-item>
          <text:p text:style-name="P4"><text:span text:style-name="T1">be able to constructively review the work of others</text:span></text:p>
        </text:list-item>
        <text:list-item>
          <text:p text:style-name="P4"><text:span text:style-name="T1">know how to interpret user research</text:span></text:p>
        </text:list-item>
        <text:list-item>
          <text:p text:style-name="P4"><text:span text:style-name="T1">have a basic understanding of typography</text:span></text:p>
        </text:list-item>
        <text:list-item>
          <text:p text:style-name="P4"><text:span text:style-name="T1">know how to design accessible, secure, responsive user interfaces</text:span></text:p>
        </text:list-item>
        <text:list-item>
          <text:p text:style-name="P4"><text:soft-page-break/><text:span text:style-name="T1">understand how form and function work together</text:span></text:p>
        </text:list-item>
        <text:list-item>
          <text:p text:style-name="P4"><text:span text:style-name="T1">know how to remove complexity from services</text:span></text:p>
        </text:list-item>
        <text:list-item>
          <text:p text:style-name="P4"><text:span text:style-name="T1">be able to write for user interfaces</text:span></text:p>
        </text:list-item>
        <text:list-item>
          <text:p text:style-name="P4"><text:span text:style-name="T1">explain design decisions and be able to represent a service at a service assessment</text:span></text:p>
        </text:list-item>
        <text:list-item>
          <text:p text:style-name="P4"><text:span text:style-name="T1">assess a service and give constructive feedback</text:span></text:p>
        </text:list-item>
        <text:list-item>
          <text:p text:style-name="P4"><text:span text:style-name="T1">put forward the case for design with a product manager</text:span></text:p>
        </text:list-item>
        <text:list-item>
          <text:p text:style-name="P4"><text:span text:style-name="T1">collaborate on designs with a developer</text:span></text:p>
        </text:list-item>
        <text:list-item>
          <text:p text:style-name="P4"><text:span text:style-name="T1">engage the whole multidisciplinary team with the design process</text:span></text:p>
        </text:list-item>
        <text:list-item>
          <text:p text:style-name="P4"><text:span text:style-name="T1">lead a workshop</text:span></text:p>
        </text:list-item>
        <text:list-item>
          <text:p text:style-name="P4"><text:span text:style-name="T1">work at pace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1" svg:font-family="Aria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ListLabel_20_1" style:display-name="ListLabel 1" style:family="text">
      <style:text-properties fo:font-size="11pt" style:text-underline-style="none" fo:font-weight="normal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2.7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4.2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5.75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7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8.7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10.2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11.7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2.9008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08:43:13.021177000</meta:creation-date>
    <meta:editing-cycles>1</meta:editing-cycles>
    <meta:editing-duration>PT33S</meta:editing-duration>
    <dc:subject>Generic job description</dc:subject>
    <dc:title>Interaction designer Job Description</dc:title>
    <dc:date>2016-12-16T08:43:45.758818000</dc:date>
    <meta:document-statistic meta:table-count="0" meta:image-count="0" meta:object-count="0" meta:page-count="2" meta:paragraph-count="40" meta:word-count="419" meta:character-count="2443" meta:non-whitespace-character-count="2091"/>
    <meta:generator>LibreOffice/5.2.3.3$MacOSX_X86_64 LibreOffice_project/d54a8868f08a7b39642414cf2c8ef2f228f780cf</meta:generator>
  </office:meta>
</office:document-meta>
</file>